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401cm" style:rel-column-width="13107*"/>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e95a" officeooo:paragraph-rsid="002f2075"/>
    </style:style>
    <style:style style:name="P2" style:family="paragraph" style:parent-style-name="Standard">
      <style:text-properties officeooo:rsid="0019e95a" officeooo:paragraph-rsid="002acb4d"/>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1817bc"/>
    </style:style>
    <style:style style:name="P5" style:family="paragraph" style:parent-style-name="Standard">
      <style:text-properties officeooo:rsid="0019e95a" officeooo:paragraph-rsid="0021ffaa"/>
    </style:style>
    <style:style style:name="P6" style:family="paragraph" style:parent-style-name="Standard">
      <style:text-properties officeooo:rsid="001bd971" officeooo:paragraph-rsid="002f2075"/>
    </style:style>
    <style:style style:name="P7" style:family="paragraph" style:parent-style-name="Standard">
      <style:text-properties officeooo:rsid="001bd971" officeooo:paragraph-rsid="002fa35c"/>
    </style:style>
    <style:style style:name="P8" style:family="paragraph" style:parent-style-name="Standard">
      <style:text-properties officeooo:rsid="001bd971" officeooo:paragraph-rsid="00427ca9"/>
    </style:style>
    <style:style style:name="P9" style:family="paragraph" style:parent-style-name="Standard">
      <style:text-properties officeooo:rsid="001bd971" officeooo:paragraph-rsid="00591ed8"/>
    </style:style>
    <style:style style:name="P10" style:family="paragraph" style:parent-style-name="Standard">
      <style:text-properties officeooo:rsid="001a8d50" officeooo:paragraph-rsid="002f2075"/>
    </style:style>
    <style:style style:name="P11" style:family="paragraph" style:parent-style-name="Standard">
      <style:text-properties officeooo:rsid="002fee3d" officeooo:paragraph-rsid="0057f1cf"/>
    </style:style>
    <style:style style:name="P12" style:family="paragraph" style:parent-style-name="Standard">
      <style:text-properties officeooo:rsid="00313553" officeooo:paragraph-rsid="00313553"/>
    </style:style>
    <style:style style:name="P13" style:family="paragraph" style:parent-style-name="Standard">
      <style:text-properties officeooo:rsid="0048ce4d" officeooo:paragraph-rsid="0048ce4d"/>
    </style:style>
    <style:style style:name="P14" style:family="paragraph" style:parent-style-name="Standard">
      <style:text-properties officeooo:rsid="00297440" officeooo:paragraph-rsid="0057f1cf"/>
    </style:style>
    <style:style style:name="P15" style:family="paragraph" style:parent-style-name="Standard">
      <style:text-properties officeooo:rsid="00297440" officeooo:paragraph-rsid="0019e95a"/>
    </style:style>
    <style:style style:name="P16" style:family="paragraph" style:parent-style-name="Standard">
      <style:text-properties officeooo:rsid="00297440" officeooo:paragraph-rsid="005e5010"/>
    </style:style>
    <style:style style:name="P17" style:family="paragraph" style:parent-style-name="Standard">
      <style:text-properties officeooo:rsid="0027a75e" officeooo:paragraph-rsid="0027a75e"/>
    </style:style>
    <style:style style:name="P18" style:family="paragraph" style:parent-style-name="Standard">
      <style:text-properties officeooo:rsid="0027a75e" officeooo:paragraph-rsid="002acb4d"/>
    </style:style>
    <style:style style:name="P19" style:family="paragraph" style:parent-style-name="Standard">
      <style:text-properties officeooo:rsid="002bade7" officeooo:paragraph-rsid="002bade7"/>
    </style:style>
    <style:style style:name="P20" style:family="paragraph" style:parent-style-name="Standard">
      <style:text-properties officeooo:rsid="005c0ed2" officeooo:paragraph-rsid="005c0ed2"/>
    </style:style>
    <style:style style:name="P21" style:family="paragraph" style:parent-style-name="Standard">
      <style:text-properties officeooo:rsid="001817bc" officeooo:paragraph-rsid="001817bc"/>
    </style:style>
    <style:style style:name="P22" style:family="paragraph" style:parent-style-name="Standard">
      <style:text-properties officeooo:rsid="001817bc" officeooo:paragraph-rsid="0021ffaa"/>
    </style:style>
    <style:style style:name="P23" style:family="paragraph" style:parent-style-name="Standard">
      <style:text-properties officeooo:rsid="003e598a" officeooo:paragraph-rsid="003e598a"/>
    </style:style>
    <style:style style:name="P24" style:family="paragraph" style:parent-style-name="Standard">
      <style:text-properties officeooo:rsid="00225c92" officeooo:paragraph-rsid="002f2075"/>
    </style:style>
    <style:style style:name="P2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26" style:family="paragraph" style:parent-style-name="Standard">
      <style:text-properties officeooo:rsid="001cbe22" officeooo:paragraph-rsid="002f2075"/>
    </style:style>
    <style:style style:name="P27"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0" style:family="paragraph" style:parent-style-name="Standard">
      <style:paragraph-properties fo:text-align="center" style:justify-single-word="false"/>
      <style:text-properties fo:font-size="9pt" style:text-underline-style="solid" style:text-underline-width="auto" style:text-underline-color="font-color" fo:font-weight="bold" officeooo:rsid="0053a098" officeooo:paragraph-rsid="0053a098" style:font-size-asian="9pt" style:font-weight-asian="bold" style:font-size-complex="9pt" style:font-weight-complex="bold"/>
    </style:style>
    <style:style style:name="P3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311ed7" style:font-size-asian="20pt" style:font-weight-asian="bold" style:font-size-complex="20pt" style:font-weight-complex="bold"/>
    </style:style>
    <style:style style:name="P32" style:family="paragraph" style:parent-style-name="Standard">
      <style:text-properties officeooo:rsid="001ee37b" officeooo:paragraph-rsid="00313553"/>
    </style:style>
    <style:style style:name="P33" style:family="paragraph" style:parent-style-name="Standard">
      <style:text-properties officeooo:rsid="001ee37b" officeooo:paragraph-rsid="002f2075"/>
    </style:style>
    <style:style style:name="P34" style:family="paragraph" style:parent-style-name="Standard">
      <style:text-properties officeooo:rsid="001ee37b" officeooo:paragraph-rsid="00321dc0"/>
    </style:style>
    <style:style style:name="P35" style:family="paragraph" style:parent-style-name="Standard">
      <style:text-properties officeooo:rsid="001ee37b" officeooo:paragraph-rsid="0048ce4d"/>
    </style:style>
    <style:style style:name="P36" style:family="paragraph" style:parent-style-name="Standard">
      <style:text-properties officeooo:rsid="001ee37b" officeooo:paragraph-rsid="001df75e"/>
    </style:style>
    <style:style style:name="P37" style:family="paragraph" style:parent-style-name="Standard">
      <style:paragraph-properties fo:text-align="center" style:justify-single-word="false"/>
      <style:text-properties officeooo:rsid="001ee37b" officeooo:paragraph-rsid="0053a098"/>
    </style:style>
    <style:style style:name="P38"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40" style:family="paragraph" style:parent-style-name="Standard">
      <style:text-properties officeooo:rsid="001df75e" officeooo:paragraph-rsid="002f2075"/>
    </style:style>
    <style:style style:name="P41" style:family="paragraph" style:parent-style-name="Standard">
      <style:text-properties officeooo:rsid="00321dc0" officeooo:paragraph-rsid="00321dc0"/>
    </style:style>
    <style:style style:name="P42" style:family="paragraph" style:parent-style-name="Standard">
      <style:text-properties officeooo:rsid="002fa35c" officeooo:paragraph-rsid="002fa35c"/>
    </style:style>
    <style:style style:name="P43" style:family="paragraph" style:parent-style-name="Standard">
      <style:text-properties fo:font-size="13pt" officeooo:rsid="001df75e" officeooo:paragraph-rsid="00483d1b" style:font-size-asian="13pt" style:font-size-complex="13pt"/>
    </style:style>
    <style:style style:name="P4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45"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Liberation Serif" fo:font-size="11pt" fo:font-weight="bold" officeooo:rsid="0060a8f0" officeooo:paragraph-rsid="0060a8f0" style:font-size-asian="11pt" style:font-weight-asian="bold" style:font-size-complex="11pt" style:font-weight-complex="bold"/>
    </style:style>
    <style:style style:name="P47" style:family="paragraph" style:parent-style-name="Table_20_Contents">
      <style:text-properties style:font-name="Liberation Serif" fo:font-size="11pt" officeooo:rsid="002f4b57" officeooo:paragraph-rsid="002f4b57" style:font-size-asian="11pt" style:font-size-complex="11pt"/>
    </style:style>
    <style:style style:name="P48" style:family="paragraph" style:parent-style-name="Table_20_Contents">
      <style:text-properties style:font-name="Liberation Serif" fo:font-size="11pt" officeooo:rsid="002fee3d" officeooo:paragraph-rsid="002fee3d" style:font-size-asian="11pt" style:font-size-complex="11pt"/>
    </style:style>
    <style:style style:name="P49" style:family="paragraph" style:parent-style-name="Table_20_Contents">
      <style:text-properties style:font-name="Liberation Serif" fo:font-size="11pt" officeooo:rsid="00334397" officeooo:paragraph-rsid="00334397" style:font-size-asian="11pt" style:font-size-complex="11pt"/>
    </style:style>
    <style:style style:name="P50" style:family="paragraph" style:parent-style-name="Table_20_Contents">
      <style:text-properties fo:font-size="11pt" style:font-size-asian="11pt" style:font-size-complex="11pt"/>
    </style:style>
    <style:style style:name="P51" style:family="paragraph" style:parent-style-name="Table_20_Contents">
      <style:text-properties fo:font-size="11pt" officeooo:rsid="001817bc" officeooo:paragraph-rsid="001817bc" style:font-size-asian="11pt" style:font-size-complex="11pt"/>
    </style:style>
    <style:style style:name="P52" style:family="paragraph" style:parent-style-name="Table_20_Contents">
      <style:text-properties fo:font-size="11pt" officeooo:rsid="002f4b57" officeooo:paragraph-rsid="0048ce4d" style:font-size-asian="11pt" style:font-size-complex="11pt"/>
    </style:style>
    <style:style style:name="P53" style:family="paragraph" style:parent-style-name="Table_20_Contents">
      <style:text-properties fo:font-size="11pt" officeooo:rsid="002f4b57" officeooo:paragraph-rsid="002f4b57" style:font-size-asian="11pt" style:font-size-complex="11pt"/>
    </style:style>
    <style:style style:name="P54" style:family="paragraph" style:parent-style-name="Table_20_Contents">
      <style:text-properties fo:font-size="11pt" officeooo:rsid="002f4b57" officeooo:paragraph-rsid="00305450" style:font-size-asian="11pt" style:font-size-complex="11pt"/>
    </style:style>
    <style:style style:name="P55" style:family="paragraph" style:parent-style-name="Table_20_Contents">
      <style:text-properties fo:font-size="11pt" officeooo:rsid="00305450" officeooo:paragraph-rsid="00305450" style:font-size-asian="11pt" style:font-size-complex="11pt"/>
    </style:style>
    <style:style style:name="P56" style:family="paragraph" style:parent-style-name="Table_20_Contents">
      <style:text-properties fo:font-size="11pt" officeooo:rsid="0030c774" officeooo:paragraph-rsid="0030c774" style:font-size-asian="11pt" style:font-size-complex="11pt"/>
    </style:style>
    <style:style style:name="P57" style:family="paragraph" style:parent-style-name="Table_20_Contents">
      <style:text-properties fo:font-size="11pt" officeooo:rsid="002fee3d" officeooo:paragraph-rsid="002fee3d" style:font-size-asian="11pt" style:font-size-complex="11pt"/>
    </style:style>
    <style:style style:name="P58"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59" style:family="paragraph" style:parent-style-name="Table_20_Contents">
      <style:paragraph-properties fo:text-align="center" style:justify-single-word="false"/>
      <style:text-properties fo:font-size="11pt" fo:font-weight="bold" officeooo:rsid="0060a8f0" officeooo:paragraph-rsid="0060a8f0" style:font-size-asian="11pt" style:font-weight-asian="bold" style:font-size-complex="11pt" style:font-weight-complex="bold"/>
    </style:style>
    <style:style style:name="P60"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61" style:family="paragraph" style:parent-style-name="Table_20_Contents">
      <style:text-properties officeooo:rsid="001df75e" officeooo:paragraph-rsid="002f2075"/>
    </style:style>
    <style:style style:name="P62" style:family="paragraph" style:parent-style-name="Table_20_Contents">
      <style:text-properties officeooo:rsid="00321dc0" officeooo:paragraph-rsid="00321dc0"/>
    </style:style>
    <style:style style:name="P63" style:family="paragraph" style:parent-style-name="Table_20_Contents">
      <style:text-properties officeooo:rsid="0047237d" officeooo:paragraph-rsid="0047237d"/>
    </style:style>
    <style:style style:name="P64" style:family="paragraph" style:parent-style-name="Table_20_Contents">
      <style:text-properties officeooo:rsid="002fa35c" officeooo:paragraph-rsid="002fa35c"/>
    </style:style>
    <style:style style:name="P65" style:family="paragraph" style:parent-style-name="Table_20_Contents">
      <style:text-properties officeooo:rsid="0048ce4d" officeooo:paragraph-rsid="0048ce4d"/>
    </style:style>
    <style:style style:name="P66" style:family="paragraph" style:parent-style-name="Table_20_Contents">
      <style:paragraph-properties fo:text-align="center" style:justify-single-word="false"/>
      <style:text-properties fo:font-size="9pt" officeooo:rsid="0053a098" officeooo:paragraph-rsid="0053a098" style:font-size-asian="9pt" style:font-size-complex="9pt"/>
    </style:style>
    <style:style style:name="P67" style:family="paragraph" style:parent-style-name="Table_20_Contents">
      <style:paragraph-properties fo:text-align="center" style:justify-single-word="false"/>
      <style:text-properties fo:font-size="9pt" style:font-size-asian="9pt" style:font-size-complex="9pt"/>
    </style:style>
    <style:style style:name="P68" style:family="paragraph" style:parent-style-name="Table_20_Contents">
      <style:paragraph-properties fo:text-align="center" style:justify-single-word="false"/>
      <style:text-properties fo:font-size="9pt" officeooo:paragraph-rsid="0060a8f0" style:font-size-asian="9pt" style:font-size-complex="9pt"/>
    </style:style>
    <style:style style:name="P69" style:family="paragraph" style:parent-style-name="Table_20_Contents">
      <style:text-properties officeooo:paragraph-rsid="002f2075"/>
    </style:style>
    <style:style style:name="P70" style:family="paragraph" style:parent-style-name="Standard" style:list-style-name="L1">
      <style:text-properties officeooo:rsid="00313553" officeooo:paragraph-rsid="00313553"/>
    </style:style>
    <style:style style:name="P71" style:family="paragraph" style:parent-style-name="Standard" style:list-style-name="L1">
      <style:text-properties officeooo:rsid="00427ca9" officeooo:paragraph-rsid="0048ce4d"/>
    </style:style>
    <style:style style:name="P72" style:family="paragraph" style:parent-style-name="Standard" style:list-style-name="L1">
      <style:text-properties officeooo:rsid="0048ce4d" officeooo:paragraph-rsid="004ab8d1"/>
    </style:style>
    <style:style style:name="P73" style:family="paragraph" style:parent-style-name="Standard" style:list-style-name="L1">
      <style:text-properties officeooo:rsid="005e5010" officeooo:paragraph-rsid="005e5010"/>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fo:font-weight="bold" style:font-weight-asian="bold" style:font-weight-complex="bold"/>
    </style:style>
    <style:style style:name="T17" style:family="text">
      <style:text-properties fo:font-weight="bold" officeooo:rsid="00321dc0" style:font-weight-asian="bold" style:font-weight-complex="bold"/>
    </style:style>
    <style:style style:name="T18" style:family="text">
      <style:text-properties fo:font-weight="bold" officeooo:rsid="00305450" style:font-weight-asian="bold" style:font-weight-complex="bold"/>
    </style:style>
    <style:style style:name="T19" style:family="text">
      <style:text-properties fo:font-weight="bold" officeooo:rsid="00620f9e" style:font-weight-asian="bold" style:font-weight-complex="bold"/>
    </style:style>
    <style:style style:name="T20" style:family="text">
      <style:text-properties officeooo:rsid="002f2075"/>
    </style:style>
    <style:style style:name="T21" style:family="text">
      <style:text-properties officeooo:rsid="002fee3d"/>
    </style:style>
    <style:style style:name="T22" style:family="text">
      <style:text-properties officeooo:rsid="0030c774"/>
    </style:style>
    <style:style style:name="T23" style:family="text">
      <style:text-properties officeooo:rsid="00321dc0"/>
    </style:style>
    <style:style style:name="T24" style:family="text">
      <style:text-properties officeooo:rsid="003885c1"/>
    </style:style>
    <style:style style:name="T25" style:family="text">
      <style:text-properties officeooo:rsid="00483d1b"/>
    </style:style>
    <style:style style:name="T26" style:family="text">
      <style:text-properties officeooo:rsid="0048ce4d"/>
    </style:style>
    <style:style style:name="T27" style:family="text">
      <style:text-properties officeooo:rsid="004c6d1c"/>
    </style:style>
    <style:style style:name="T28" style:family="text">
      <style:text-properties officeooo:rsid="005215ad"/>
    </style:style>
    <style:style style:name="T29" style:family="text">
      <style:text-properties officeooo:rsid="0057f1cf"/>
    </style:style>
    <style:style style:name="T30" style:family="text">
      <style:text-properties officeooo:rsid="005a5a1e"/>
    </style:style>
    <style:style style:name="T31" style:family="text">
      <style:text-properties officeooo:rsid="005cd6ef"/>
    </style:style>
    <style:style style:name="T32" style:family="text">
      <style:text-properties officeooo:rsid="005e5010"/>
    </style:style>
    <style:style style:name="T33" style:family="text">
      <style:text-properties officeooo:rsid="005fda3c"/>
    </style:style>
    <style:style style:name="T34" style:family="text">
      <style:text-properties officeooo:rsid="00620f9e"/>
    </style:style>
    <style:style style:name="T35" style:family="text">
      <style:text-properties officeooo:rsid="00622705"/>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ARI GAME OF THRONES</text:p>
      <text:p text:style-name="P3"/>
      <text:p text:style-name="P26">NOM : <text:tab/><text:tab/><text:tab/> <text:s text:c="12"/><text:tab/>PRÉNOM :<text:tab/><text:tab/><text:tab/><text:tab/> <text:s text:c="8"/><text:span text:style-name="T14">DATE :</text:span></text:p>
      <text:p text:style-name="P23">MAIL : <text:s text:c="96"/><text:span text:style-name="T34">NUMERO :</text:span> </text:p>
      <text:p text:style-name="P19"><draw:frame draw:style-name="fr1" draw:name="Cadre1" text:anchor-type="paragraph" svg:x="-0.12cm" svg:y="0.363cm" svg:width="16.955cm" draw:z-index="0"><draw:text-box fo:min-height="9.363cm"><text:p text:style-name="P1">RÈGLE :</text:p><text:p text:style-name="P1">1. <text:span text:style-name="T3">La participation est de 2€ la date limite est la veille du premier épisode, aucun pari ne sera enregistré après. Une participation par personne.</text:span></text:p><text:p text:style-name="P1"/><text:p text:style-name="P10">2. La personne avec le plus de point remporte <text:span text:style-name="T11">90 % de la cagnotte, s’il y a égalité la somme est partagée</text:span>. <text:span text:style-name="T11">(10 % est reversé aux organisateurs.)</text:span></text:p><text:p text:style-name="P10"/><text:p text:style-name="P8">3. <text:span text:style-name="T2">The Death Note : Pour chaque personnage une bonne prédiction donne 1pt. Une mauvaise prédiction ou une abstention donne ou enlève aucun point.</text:span></text:p><text:p text:style-name="P7"/><text:p text:style-name="P11">3bis.<text:span text:style-name="T28"> Si vous pensez que le personnage se transformera en marcheur blanc alors vous pouvez coché la case. Dans ce cas la prédiction de sa vie/mort est pris en compte lors de la transformation. Si votre « double » prédiction est correcte vous remportez 2pts sinon aucun point. </text:span></text:p><text:p text:style-name="P9"/><text:p text:style-name="P6">4. Des questions <text:span text:style-name="T4">supplémentaires </text:span>sont posées, une bonne réponse rapporte des points. <text:span text:style-name="T10">La réponse « aucune personne » est valide et peut potentiel rapporter des points, alors qu’une mauvaise ou absence de réponse ne donne aucun point.</text:span></text:p><text:p text:style-name="P6"/><text:p text:style-name="P24">5. La participation est comptabilisé uniquement avec le bulletin rempli et la cotisation donné en même temps <text:span text:style-name="T30">aux</text:span> organisateur<text:span text:style-name="T32">s</text:span> du pari.</text:p></draw:text-box></draw:frame></text:p>
      <text:p text:style-name="P19">[RÉPONSE : NOM D’<text:span text:style-name="T20">UN</text:span> PERSONNAGE]</text:p>
      <text:p text:style-name="P22">QUI VA RÉGNER <text:span text:style-name="T20">SUR</text:span> WESTEROS À LA FIN DE LA SAISON 8 DE GAME OF THRONES ? </text:p>
      <text:p text:style-name="P5">(5 POINTS)</text:p>
      <text:p text:style-name="P21"/>
      <text:p text:style-name="P21"/>
      <text:p text:style-name="P21">QUI VA ÊTRE LE PREMIER À MOURIR DANS LA SAISON 8 ? <text:s/><text:span text:style-name="T1">(3 POINTS )</text:span></text:p>
      <text:p text:style-name="P4"/>
      <text:p text:style-name="P4"/>
      <text:p text:style-name="P3">QUI VA TUER LE ROI DE LA NUIT ? (<text:span text:style-name="T32">3 </text:span>POINTS)</text:p>
      <text:p text:style-name="P15"/>
      <text:p text:style-name="P15"/>
      <text:p text:style-name="P19">[RÉPONSE : <text:span text:style-name="T12">OUI OU NON </text:span>]</text:p>
      <text:p text:style-name="P16"><text:span text:style-name="T29">UN PERSONNAGE MORT </text:span>DES SAISONS PRÉCÉDENTES REVIENDRA <text:span text:style-name="T29">T-IL EN TANT QUE</text:span> </text:p>
      <text:p text:style-name="P16">MARCHEUR BLANC ? (<text:span text:style-name="T29">1</text:span> POINT)</text:p>
      <text:p text:style-name="P14"/>
      <text:p text:style-name="P14"/>
      <text:p text:style-name="P17">VONT-IL<text:span text:style-name="T35">S</text:span> TROUVER UN MOYEN DE FAIRE REVENIR À LA VIE DES <text:span text:style-name="T13">HUMAINS TRANSFORMÉS EN </text:span>MARCHEUR BLANC ? <text:s/>(1 POINT)</text:p>
      <text:p text:style-name="P17"/>
      <text:p text:style-name="P17"/>
      <text:p text:style-name="P20">QUELQU’UN D’AUTRE CHEVAUCHERA <text:span text:style-name="T32">T-IL </text:span>LES DRAGONS ? (1 <text:span text:style-name="T31">POINT)</text:span></text:p>
      <text:p text:style-name="P2"/>
      <text:p text:style-name="P2"/>
      <text:p text:style-name="P2">EST CE QUE DAENERYS EST ENCEINTE ? <text:s/>(<text:span text:style-name="T15">1 </text:span>POINT)</text:p>
      <text:p text:style-name="P18"/>
      <text:p text:style-name="P18"/>
      <text:p text:style-name="P19">EST CE QUE ARYA VA <text:span text:style-name="T35">T-ELLE (ENFIN) </text:span>BAISER ? (1 POINT)</text:p>
      <text:p text:style-name="P19"/>
      <text:p text:style-name="P19"/>
      <text:p text:style-name="P19"><text:soft-page-break/></text:p>
      <text:p text:style-name="P27"><text:span text:style-name="T8">THE </text:span><text:span text:style-name="T7">DEATH NOTE :</text:span></text:p>
      <text:p text:style-name="P29"/>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45">Personnage</text:p>
          </table:table-cell>
          <table:table-cell table:style-name="Tableau1.A1" office:value-type="string">
            <text:p text:style-name="P51"><text:span text:style-name="T16">Vivant</text:span> </text:p>
          </table:table-cell>
          <table:table-cell table:style-name="Tableau1.A1" office:value-type="string">
            <text:p text:style-name="P58">Mort</text:p>
          </table:table-cell>
          <table:table-cell table:style-name="Tableau1.D1" office:value-type="string">
            <text:p text:style-name="P58">(<text:span text:style-name="T21">Transformation en</text:span> Marcheur Blanc)</text:p>
          </table:table-cell>
        </table:table-row>
        <table:table-row>
          <table:table-cell table:style-name="Tableau1.A2" office:value-type="string">
            <text:p text:style-name="P47">Daenerys Targarye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Drogo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60">Rhaegal</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Jon Snow</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Arya Stark</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Bran Stark</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Sansa Stark</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8">Ghost</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8">Nymeria</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Cersei Lannister</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Jaime Lannister</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9">Bébé de Cersei</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Tyrion Lannister</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47">Theon Greyjo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Yara Greyjo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Euron Greyjo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Melisandre</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Jorah Mormont</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Varys</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Grey Worm</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5">Daario Naharis</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The Mountai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The Hound</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Samwell Tarle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Gill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Sam (Enfant)</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Brienne of Tarth</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Davos Seaworth</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4">Bron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Podrick Payne</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Beric Dondarrio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Tormund Giantsbane</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3">Gendr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5">Robin Ar<text:span text:style-name="T22">ryn</text:span></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6">Edmure Tully</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row>
          <table:table-cell table:style-name="Tableau1.A2" office:value-type="string">
            <text:p text:style-name="P57">Jaqen H’ghar</text:p>
          </table:table-cell>
          <table:table-cell table:style-name="Tableau1.A2" office:value-type="string">
            <text:p text:style-name="P50"/>
          </table:table-cell>
          <table:table-cell table:style-name="Tableau1.A2" office:value-type="string">
            <text:p text:style-name="P50"/>
          </table:table-cell>
          <table:table-cell table:style-name="Tableau1.D2" office:value-type="string">
            <text:p text:style-name="P50"/>
          </table:table-cell>
        </table:table-row>
      </table:table>
      <text:p text:style-name="P31"/>
      <text:p text:style-name="P31"/>
      <text:p text:style-name="P31"><text:soft-page-break/>PARI GAME OF THRONES</text:p>
      <text:p text:style-name="P31"/>
      <text:p text:style-name="P36"/>
      <text:p text:style-name="P38">Ex<text:span text:style-name="T6">emple</text:span> <text:span text:style-name="T6">de pari</text:span>: <text:span text:style-name="T24">(36 NOMS)</text:span></text:p>
      <table:table table:name="Tableau2" table:style-name="Tableau2">
        <table:table-column table:style-name="Tableau2.A" table:number-columns-repeated="3"/>
        <table:table-column table:style-name="Tableau2.D"/>
        <table:table-row>
          <table:table-cell table:style-name="Tableau2.A1" office:value-type="string">
            <text:p text:style-name="P40">Personnage</text:p>
          </table:table-cell>
          <table:table-cell table:style-name="Tableau2.A1" office:value-type="string">
            <text:p text:style-name="P61">Vivant</text:p>
          </table:table-cell>
          <table:table-cell table:style-name="Tableau2.A1" office:value-type="string">
            <text:p text:style-name="P61">Mort</text:p>
          </table:table-cell>
          <table:table-cell table:style-name="Tableau2.D1" office:value-type="string">
            <text:p text:style-name="P61">Marcheur Blanc</text:p>
          </table:table-cell>
        </table:table-row>
        <table:table-row>
          <table:table-cell table:style-name="Tableau2.A2" office:value-type="string">
            <text:p text:style-name="P40">Daenerys</text:p>
          </table:table-cell>
          <table:table-cell table:style-name="Tableau2.A2" office:value-type="string">
            <text:p text:style-name="P61">X</text:p>
          </table:table-cell>
          <table:table-cell table:style-name="Tableau2.A2" office:value-type="string">
            <text:p text:style-name="P69"/>
          </table:table-cell>
          <table:table-cell table:style-name="Tableau2.D2" office:value-type="string">
            <text:p text:style-name="P69"/>
          </table:table-cell>
        </table:table-row>
        <table:table-row>
          <table:table-cell table:style-name="Tableau2.A2" office:value-type="string">
            <text:p text:style-name="P40">Jon Snow</text:p>
          </table:table-cell>
          <table:table-cell table:style-name="Tableau2.A2" office:value-type="string">
            <text:p text:style-name="P61"/>
          </table:table-cell>
          <table:table-cell table:style-name="Tableau2.A2" office:value-type="string">
            <text:p text:style-name="P61">X</text:p>
          </table:table-cell>
          <table:table-cell table:style-name="Tableau2.D2" office:value-type="string">
            <text:p text:style-name="P61">X</text:p>
          </table:table-cell>
        </table:table-row>
        <table:table-row>
          <table:table-cell table:style-name="Tableau2.A2" office:value-type="string">
            <text:p text:style-name="P41">Bran Stark</text:p>
          </table:table-cell>
          <table:table-cell table:style-name="Tableau2.A2" office:value-type="string">
            <text:p text:style-name="P61"/>
          </table:table-cell>
          <table:table-cell table:style-name="Tableau2.A2" office:value-type="string">
            <text:p text:style-name="P62">X</text:p>
          </table:table-cell>
          <table:table-cell table:style-name="Tableau2.D2" office:value-type="string">
            <text:p text:style-name="P62">X</text:p>
          </table:table-cell>
        </table:table-row>
        <table:table-row>
          <table:table-cell table:style-name="Tableau2.A2" office:value-type="string">
            <text:p text:style-name="P40">Cersei</text:p>
          </table:table-cell>
          <table:table-cell table:style-name="Tableau2.A2" office:value-type="string">
            <text:p text:style-name="P63">X</text:p>
          </table:table-cell>
          <table:table-cell table:style-name="Tableau2.A2" office:value-type="string">
            <text:p text:style-name="P61"/>
          </table:table-cell>
          <table:table-cell table:style-name="Tableau2.D2" office:value-type="string">
            <text:p text:style-name="P61">X</text:p>
          </table:table-cell>
        </table:table-row>
        <table:table-row>
          <table:table-cell table:style-name="Tableau2.A2" office:value-type="string">
            <text:p text:style-name="P42">Jaime </text:p>
          </table:table-cell>
          <table:table-cell table:style-name="Tableau2.A2" office:value-type="string">
            <text:p text:style-name="P69"/>
          </table:table-cell>
          <table:table-cell table:style-name="Tableau2.A2" office:value-type="string">
            <text:p text:style-name="P64">X</text:p>
          </table:table-cell>
          <table:table-cell table:style-name="Tableau2.D2" office:value-type="string">
            <text:p text:style-name="P61"/>
          </table:table-cell>
        </table:table-row>
        <table:table-row>
          <table:table-cell table:style-name="Tableau2.A2" office:value-type="string">
            <text:p text:style-name="P52">Samwell Tarley</text:p>
          </table:table-cell>
          <table:table-cell table:style-name="Tableau2.A2" office:value-type="string">
            <text:p text:style-name="P65">X</text:p>
          </table:table-cell>
          <table:table-cell table:style-name="Tableau2.A2" office:value-type="string">
            <text:p text:style-name="P64"/>
          </table:table-cell>
          <table:table-cell table:style-name="Tableau2.D2" office:value-type="string">
            <text:p text:style-name="P65">X</text:p>
          </table:table-cell>
        </table:table-row>
      </table:table>
      <text:p text:style-name="P40"/>
      <text:p text:style-name="P39">Mise en Situation :</text:p>
      <text:p text:style-name="P43"><text:span text:style-name="T23">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25">e</text:span> par Jon Snow, le <text:span text:style-name="T33">véritable</text:span> héritier du trône, <text:span text:style-name="T5">le brûla, il mourut </text:span>dans d’atroce<text:span text:style-name="T25">s</text:span> souffrance<text:span text:style-name="T25">s</text:span> <text:span text:style-name="T25">dans</text:span> les flammes de <text:span text:style-name="T5">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33"/>
      <text:p text:style-name="P33"><text:span text:style-name="T7">Résultat de mon pari :</text:span> </text:p>
      <text:p text:style-name="P35">Daenerys 1pt <text:span text:style-name="T9">(prédiction correcte)</text:span></text:p>
      <text:p text:style-name="P34">Jon Snow 0pt <text:span text:style-name="T9">(prédiction correcte mais annulé car il ne deviendra pas marcheur blanc)</text:span></text:p>
      <text:p text:style-name="P41">Bran Stark <text:span text:style-name="T32">0</text:span>pt (<text:span text:style-name="T9">prédiction </text:span>in<text:span text:style-name="T9">correcte, </text:span>est vivant lors de sa transformation en marcheur blanc)</text:p>
      <text:p text:style-name="P33">Cersei 2pts <text:span text:style-name="T9">(prédiction correcte et point supplémentaire)</text:span></text:p>
      <text:p text:style-name="P42">Jaime 1pt (prédiction correcte mais pas de point supplémentaire pour le marcheur blanc)</text:p>
      <text:p text:style-name="P13">Samwell <text:span text:style-name="T32">0</text:span>pt (prédiction incorrecte, <text:span text:style-name="T32">et </text:span>pas de malus pour la <text:span text:style-name="T32">non-</text:span>transformation)</text:p>
      <text:p text:style-name="P33"/>
      <text:p text:style-name="P33"><text:span text:style-name="T9">Score T</text:span>otal : <text:span text:style-name="T26">1 + 0 + 0 + 2 + 1 + 0 = </text:span><text:span text:style-name="T19">4</text:span><text:span text:style-name="T17"> </text:span><text:span text:style-name="T16">p</text:span><text:span text:style-name="T18">oin</text:span><text:span text:style-name="T16">ts</text:span></text:p>
      <text:p text:style-name="P44">INFORMATIONS :</text:p>
      <text:p text:style-name="P44"/>
      <text:list xml:id="list3423180148564520555" text:style-name="L1">
        <text:list-item>
          <text:p text:style-name="P70">La participation est ouverte à toutes et à tous.</text:p>
        </text:list-item>
        <text:list-item>
          <text:p text:style-name="P70">Un groupe facebook privé a été mis en place pour les parieurs pour suivre en tant réel l’évolution des paris et quelques informations utiles et autres précisions. Demande à l’organisateur de t’y ajouter. </text:p>
        </text:list-item>
        <text:list-item>
          <text:p text:style-name="P71">On peut devenir un marcheur blanc étant vivant comme <text:span text:style-name="T26">précédemment </text:span>le Roi de la nuit ou bien les <text:span text:style-name="T27">offrandes de </text:span>bébé. <text:span text:style-name="T28">Attention : c’est possible mais très peu probable. </text:span></text:p>
        </text:list-item>
        <text:list-item>
          <text:p text:style-name="P72">Le pari de vivant ou mort est pris en compte uniquement la « première fois » ou lors de la transformation. Ce qui se passe après n’est pas pris en compte (résurrection, guérison après transformation, etc)</text:p>
        </text:list-item>
        <text:list-item>
          <text:p text:style-name="P73">Si un personnage n’apparaît pas alors il n’est pas pris en compte dans le pari. </text:p>
        </text:list-item>
      </text:list>
      <text:p text:style-name="P12"/>
      <text:p text:style-name="P12"/>
      <text:p text:style-name="P12"/>
      <text:p text:style-name="P12"/>
      <text:p text:style-name="P12"/>
      <text:p text:style-name="P32"/>
      <text:p text:style-name="P28"><text:soft-page-break/>LISTE DES PARTICIPANTS</text:p>
      <text:p text:style-name="P29"/>
      <text:p text:style-name="P29"/>
      <table:table table:name="Tableau6" table:style-name="Tableau6">
        <table:table-column table:style-name="Tableau6.A" table:number-columns-repeated="3"/>
        <table:table-row>
          <table:table-cell table:style-name="Tableau6.A1" office:value-type="string">
            <text:p text:style-name="P46">NUMÉRO</text:p>
          </table:table-cell>
          <table:table-cell table:style-name="Tableau6.A1" office:value-type="string">
            <text:p text:style-name="P59">NOM</text:p>
          </table:table-cell>
          <table:table-cell table:style-name="Tableau6.C1" office:value-type="string">
            <text:p text:style-name="P59">DATE</text:p>
          </table:table-cell>
        </table:table-row>
        <table:table-row>
          <table:table-cell table:style-name="Tableau6.A2" office:value-type="string">
            <text:p text:style-name="P68"/>
          </table:table-cell>
          <table:table-cell table:style-name="Tableau6.A2" office:value-type="string">
            <text:p text:style-name="P67"/>
          </table:table-cell>
          <table:table-cell table:style-name="Tableau6.C2" office:value-type="string">
            <text:p text:style-name="P67"/>
          </table:table-cell>
        </table:table-row>
        <table:table-row>
          <table:table-cell table:style-name="Tableau6.A2" office:value-type="string">
            <text:p text:style-name="P67"/>
          </table:table-cell>
          <table:table-cell table:style-name="Tableau6.A2" office:value-type="string">
            <text:p text:style-name="P67"/>
          </table:table-cell>
          <table:table-cell table:style-name="Tableau6.C2" office:value-type="string">
            <text:p text:style-name="P67"/>
          </table:table-cell>
        </table:table-row>
        <table:table-row>
          <table:table-cell table:style-name="Tableau6.A2" office:value-type="string">
            <text:p text:style-name="P67"/>
          </table:table-cell>
          <table:table-cell table:style-name="Tableau6.A2" office:value-type="string">
            <text:p text:style-name="P67"/>
          </table:table-cell>
          <table:table-cell table:style-name="Tableau6.C2" office:value-type="string">
            <text:p text:style-name="P67"/>
          </table:table-cell>
        </table:table-row>
        <table:table-row>
          <table:table-cell table:style-name="Tableau6.A2" office:value-type="string">
            <text:p text:style-name="P67"/>
          </table:table-cell>
          <table:table-cell table:style-name="Tableau6.A2" office:value-type="string">
            <text:p text:style-name="P67"/>
          </table:table-cell>
          <table:table-cell table:style-name="Tableau6.C2" office:value-type="string">
            <text:p text:style-name="P67"/>
          </table:table-cell>
        </table:table-row>
      </table:table>
      <text:p text:style-name="P30"/>
      <text:p text:style-name="P30"/>
      <text:p text:style-name="P30">Liste des résultat ( à faire sur excel )</text:p>
      <text:p text:style-name="P30"/>
      <table:table table:name="Tableau7" table:style-name="Tableau7">
        <table:table-column table:style-name="Tableau7.A" table:number-columns-repeated="5"/>
        <table:table-row>
          <table:table-cell table:style-name="Tableau7.A1" office:value-type="string">
            <text:p text:style-name="P66">classement</text:p>
          </table:table-cell>
          <table:table-cell table:style-name="Tableau7.A1" office:value-type="string">
            <text:p text:style-name="P66">nom</text:p>
          </table:table-cell>
          <table:table-cell table:style-name="Tableau7.A1" office:value-type="string">
            <text:p text:style-name="P66">Numero inscription</text:p>
          </table:table-cell>
          <table:table-cell table:style-name="Tableau7.A1" office:value-type="string">
            <text:p text:style-name="P66">Score final</text:p>
          </table:table-cell>
          <table:table-cell table:style-name="Tableau7.E1" office:value-type="string">
            <text:p text:style-name="P67"/>
          </table:table-cell>
        </table:table-row>
        <table:table-row>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E2" office:value-type="string">
            <text:p text:style-name="P67"/>
          </table:table-cell>
        </table:table-row>
        <table:table-row>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E2" office:value-type="string">
            <text:p text:style-name="P67"/>
          </table:table-cell>
        </table:table-row>
        <table:table-row>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E2" office:value-type="string">
            <text:p text:style-name="P67"/>
          </table:table-cell>
        </table:table-row>
        <table:table-row>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A2" office:value-type="string">
            <text:p text:style-name="P67"/>
          </table:table-cell>
          <table:table-cell table:style-name="Tableau7.E2" office:value-type="string">
            <text:p text:style-name="P67"/>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05cm" fo:margin-bottom="0.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4-10T19:52:42.572536944</dc:date>
    <meta:editing-duration>P6DT17H3M54S</meta:editing-duration>
    <meta:editing-cycles>35</meta:editing-cycles>
    <meta:generator>LibreOffice/5.1.6.2$Linux_X86_64 LibreOffice_project/10m0$Build-2</meta:generator>
    <meta:document-statistic meta:table-count="4" meta:image-count="0" meta:object-count="0" meta:page-count="4" meta:paragraph-count="110" meta:word-count="815" meta:character-count="4715" meta:non-whitespace-character-count="3876"/>
  </office:meta>
</office:document-meta>
</file>